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3">
      <style:paragraph-properties fo:margin-top="0.247cm" fo:margin-bottom="0.212cm" style:contextual-spacing="false" fo:text-align="center" style:justify-single-word="false" style:writing-mode="lr-tb"/>
      <style:text-properties officeooo:paragraph-rsid="001eb3ba"/>
    </style:style>
    <style:style style:name="P2" style:family="paragraph" style:parent-style-name="Heading_20_3">
      <style:paragraph-properties fo:margin-top="0.247cm" fo:margin-bottom="0.212cm" style:contextual-spacing="false" fo:text-align="start" style:justify-single-word="false" style:writing-mode="lr-tb"/>
      <style:text-properties officeooo:paragraph-rsid="001eb3ba"/>
    </style:style>
    <style:style style:name="P3" style:family="paragraph" style:parent-style-name="Standard">
      <style:paragraph-properties fo:margin-top="0.247cm" fo:margin-bottom="0.212cm" style:contextual-spacing="false" fo:text-align="start" style:justify-single-word="false" style:writing-mode="lr-tb"/>
      <style:text-properties officeooo:paragraph-rsid="001eb3ba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Text_20_body">
      <style:paragraph-properties fo:margin-top="0.247cm" fo:margin-bottom="0.212cm" style:contextual-spacing="false" fo:text-align="start" style:justify-single-word="false" style:writing-mode="lr-tb"/>
      <style:text-properties officeooo:paragraph-rsid="001eb3ba"/>
    </style:style>
    <style:style style:name="T1" style:family="text">
      <style:text-properties style:font-name="Calibri" fo:font-size="22pt" style:font-size-asian="22pt" style:font-size-complex="22pt"/>
    </style:style>
    <style:style style:name="T2" style:family="text">
      <style:text-properties style:font-name="Calibri" fo:font-size="22pt" officeooo:rsid="001eb3ba" style:font-size-asian="22pt" style:font-size-complex="22pt"/>
    </style:style>
    <style:style style:name="T3" style:family="text">
      <style:text-properties style:font-name="Calibri" fo:font-size="15pt" style:text-underline-style="none" style:font-size-asian="15pt" style:font-size-complex="15pt"/>
    </style:style>
    <style:style style:name="T4" style:family="text">
      <style:text-properties style:font-name="Calibri" fo:font-size="15pt" style:text-underline-style="none" officeooo:rsid="001eb3ba" style:font-size-asian="15pt" style:font-size-complex="15pt"/>
    </style:style>
    <style:style style:name="T5" style:family="text">
      <style:text-properties style:font-name="Calibri" fo:font-size="15pt" style:text-underline-style="none" officeooo:rsid="001eb3ba" style:font-size-asian="15pt" style:font-size-complex="15pt"/>
    </style:style>
    <style:style style:name="T6" style:family="text">
      <style:text-properties style:font-name="Calibri" fo:font-size="12pt" style:text-underline-style="none" officeooo:rsid="001eb3ba" fo:background-color="#ffff00" loext:char-shading-value="0" style:font-size-asian="12pt" style:font-size-complex="12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000000" loext:opacity="100%" style:font-name="Cascadia Mono" fo:font-size="9.5pt" style:text-underline-style="none" officeooo:rsid="001eb3ba" style:font-size-asian="9.5pt" style:font-size-complex="15pt"/>
    </style:style>
    <style:style style:name="T9" style:family="text">
      <style:text-properties fo:color="#2e75b6" loext:opacity="100%" style:font-name="Cascadia Mono" fo:font-size="9.5pt" style:font-size-asian="9.5pt"/>
    </style:style>
    <style:style style:name="T10" style:family="text">
      <style:text-properties fo:color="#a31515" loext:opacity="100%" style:font-name="Cascadia Mono" fo:font-size="9.5pt" style:font-size-asian="9.5pt"/>
    </style:style>
    <style:style style:name="T11" style:family="text">
      <style:text-properties fo:color="#0000ff" loext:opacity="100%" style:font-name="Cascadia Mono" fo:font-size="9.5pt" style:font-size-asian="9.5pt"/>
    </style:style>
    <style:style style:name="T12" style:family="text">
      <style:text-properties fo:color="#0000ff" loext:opacity="100%" style:font-name="Cascadia Mono" fo:font-size="9.5pt" style:text-underline-style="none" officeooo:rsid="001eb3ba" style:font-size-asian="9.5pt" style:font-size-complex="15pt"/>
    </style:style>
    <style:style style:name="T13" style:family="text">
      <style:text-properties fo:color="#2b91af" loext:opacity="100%" style:font-name="Cascadia Mono" fo:font-size="9.5pt" style:font-size-asian="9.5pt"/>
    </style:style>
    <style:style style:name="T14" style:family="text">
      <style:text-properties fo:color="#2b91af" loext:opacity="100%" style:font-name="Cascadia Mono" fo:font-size="9.5pt" style:text-underline-style="none" officeooo:rsid="001eb3ba" style:font-size-asian="9.5pt" style:font-size-complex="15pt"/>
    </style:style>
    <style:style style:name="T15" style:family="text">
      <style:text-properties fo:color="#00800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loext:marker-style-name="T1"><text:span text:style-name="T1">Booking-clone.com </text:span><text:span text:style-name="T2">My Hotel API</text:span><text:span text:style-name="T1"> Documentation</text:span></text:h>
      <text:h text:style-name="P2" text:outline-level="3"><text:span text:style-name="Internet_20_link"><text:span text:style-name="T3">1- </text:span></text:span><text:span text:style-name="Internet_20_link"><text:span text:style-name="T4">Add Hotel feature (List your properties)</text:span></text:span></text:h>
      <text:p text:style-name="P5"><text:span text:style-name="Internet_20_link"><text:span text:style-name="T3">2- </text:span></text:span><text:span text:style-name="Internet_20_link"><text:span text:style-name="T4">Setting up the cloudinary to save images for free</text:span></text:span></text:p>
      <text:p text:style-name="P5"><text:span text:style-name="Internet_20_link"><text:span text:style-name="T4">3- Signup on cloudinary.com and get secret_key and Api_key and password</text:span></text:span></text:p>
      <text:p text:style-name="P5"><text:span text:style-name="Internet_20_link"><text:span text:style-name="T6">Cloud name: dahjduly2</text:span></text:span></text:p>
      <text:p text:style-name="P5"><text:span text:style-name="Internet_20_link"><text:span text:style-name="T6">Api key: 718993619163312</text:span></text:span></text:p>
      <text:p text:style-name="P5"><text:span text:style-name="Internet_20_link"><text:span text:style-name="T6">Api secret: O96Iap4uRi5pSlhoCWokRxcyiPU</text:span></text:span></text:p>
      <text:p text:style-name="P5"><text:span text:style-name="Internet_20_link"><text:span text:style-name="T6">Api environment variable: CLOUDINARY_URL=cloudinary://718993619163312:</text:span></text:span><text:a xlink:type="simple" xlink:href="mailto:O96Iap4uRi5pSlhoCWokRxcyiPU@dahjduly2" text:style-name="Internet_20_link" text:visited-style-name="Visited_20_Internet_20_Link"><text:span text:style-name="Internet_20_link">O96Iap4uRi5pSlhoCWokRxcyiPU@dahjduly2</text:span></text:a></text:p>
      <text:p text:style-name="P5"><text:span text:style-name="Internet_20_link"><text:span text:style-name="T4">4- Add CloudinaryDotNet using Nuget Package Manager or if using Package Manager Console: </text:span></text:span></text:p>
      <text:p text:style-name="P5"><text:span text:style-name="Internet_20_link"><text:span text:style-name="T6">Install-Package CloudinaryDotNet</text:span></text:span></text:p>
      <text:p text:style-name="P5"><text:span text:style-name="Internet_20_link"><text:span text:style-name="T4">5- <text:s/>Store cloudinary credentials in appsettings.json</text:span></text:span></text:p>
      <text:p text:style-name="Standard" loext:marker-style-name="T7"><text:span text:style-name="Internet_20_link"><text:span text:style-name="T8"><text:s/></text:span></text:span><text:span text:style-name="T9">"Cloudinary"</text:span><text:span text:style-name="T7">: {</text:span></text:p>
      <text:p text:style-name="Standard" loext:marker-style-name="T7"><text:span text:style-name="T7"><text:s text:c="4"/></text:span><text:span text:style-name="T9">"CloudName"</text:span><text:span text:style-name="T7">: </text:span><text:span text:style-name="T10">"dahjduly2"</text:span><text:span text:style-name="T7">,</text:span></text:p>
      <text:p text:style-name="Standard" loext:marker-style-name="T7"><text:span text:style-name="T7"><text:s text:c="4"/></text:span><text:span text:style-name="T9">"ApiKey"</text:span><text:span text:style-name="T7">: </text:span><text:span text:style-name="T10">"718993619163312"</text:span><text:span text:style-name="T7">,</text:span></text:p>
      <text:p text:style-name="Standard" loext:marker-style-name="T7"><text:span text:style-name="T7"><text:s text:c="4"/></text:span><text:span text:style-name="T9">"ApiSecret"</text:span><text:span text:style-name="T7">: </text:span><text:span text:style-name="T10">"O96Iap4uRi5pSlhoCWokRxcyiPU"</text:span></text:p>
      <text:p text:style-name="P3"><text:span text:style-name="T7"><text:s text:c="2"/>} </text:span></text:p>
      <text:p text:style-name="P5"><text:span text:style-name="Internet_20_link"><text:span text:style-name="T4">6- <text:s/>Configure the service into Program.cs</text:span></text:span></text:p>
      <text:p text:style-name="Standard" loext:marker-style-name="T7"><text:span text:style-name="T7">builder.Services.Configure&lt;CloudinarySettings&gt;(builder.Configuration.GetSection(</text:span><text:span text:style-name="T10">"Cloudinary"</text:span><text:span text:style-name="T7">));</text:span></text:p>
      <text:p text:style-name="Standard" loext:marker-style-name="T7"><text:span text:style-name="T7"/></text:p>
      <text:p text:style-name="P5"><text:span text:style-name="Internet_20_link"><text:span text:style-name="T4">7- <text:s/>Add new class inside Domain of Models folder named as CloudinarySettings to represent the cloudinary settings.</text:span></text:span></text:p>
      <text:p text:style-name="Standard" loext:marker-style-name="T7"><text:span text:style-name="Internet_20_link"><text:span text:style-name="T12">namespace</text:span></text:span><text:span text:style-name="T7"> Booking.Com_Clone_API.Models.Domain</text:span></text:p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</text:span><text:span text:style-name="T11">public</text:span><text:span text:style-name="T7"> </text:span><text:span text:style-name="T11">class</text:span><text:span text:style-name="T7"> </text:span><text:span text:style-name="T13">CloudinarySettings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</text:span><text:span text:style-name="T11">public</text:span><text:span text:style-name="T7"> </text:span><text:span text:style-name="T11">string</text:span><text:span text:style-name="T7"> CloudName { </text:span><text:span text:style-name="T11">get</text:span><text:span text:style-name="T7">; </text:span><text:span text:style-name="T11">set</text:span><text:span text:style-name="T7">; }</text:span></text:p>
      <text:p text:style-name="Standard" loext:marker-style-name="T7"><text:span text:style-name="T7"><text:s text:c="8"/></text:span><text:span text:style-name="T11">public</text:span><text:span text:style-name="T7"> </text:span><text:span text:style-name="T11">string</text:span><text:span text:style-name="T7"> ApiKey { </text:span><text:span text:style-name="T11">get</text:span><text:span text:style-name="T7">; </text:span><text:span text:style-name="T11">set</text:span><text:span text:style-name="T7">; }</text:span></text:p>
      <text:p text:style-name="Standard" loext:marker-style-name="T7"><text:span text:style-name="T7"><text:s text:c="8"/></text:span><text:span text:style-name="T11">public</text:span><text:span text:style-name="T7"> </text:span><text:span text:style-name="T11">string</text:span><text:span text:style-name="T7"> ApiSecret { </text:span><text:span text:style-name="T11">get</text:span><text:span text:style-name="T7">; </text:span><text:span text:style-name="T11">set</text:span><text:span text:style-name="T7">; }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}</text:span><text:span text:style-name="T7"/></text:p>
      <text:p text:style-name="P5"><text:span text:style-name="Internet_20_link"><text:span text:style-name="T4">7- <text:s/>Add new </text:span></text:span><text:span text:style-name="Internet_20_link"><text:span text:style-name="T14">IcloudinaryImageRepository</text:span></text:span><text:span text:style-name="Internet_20_link"><text:span text:style-name="T5"> Class and the following method inside</text:span></text:span></text:p>
      <text:p text:style-name="Standard" loext:marker-style-name="T7"><text:soft-page-break/><text:span text:style-name="Internet_20_link"><text:span text:style-name="T12">namespace</text:span></text:span><text:span text:style-name="T7"> Booking.Com_Clone_API.Repositories</text:span></text:p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</text:span><text:span text:style-name="T11">public</text:span><text:span text:style-name="T7"> </text:span><text:span text:style-name="T11">interface</text:span><text:span text:style-name="T7"> </text:span><text:span text:style-name="T13">ICloudinaryImageRepository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Task&lt;List&lt;</text:span><text:span text:style-name="T11">string</text:span><text:span text:style-name="T7">&gt;&gt; UploadImagesAsync(List&lt;IFormFile&gt; imageFiles);</text:span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}</text:span><text:span text:style-name="T7"/></text:p>
      <text:p text:style-name="P5"><text:span text:style-name="Internet_20_link"><text:span text:style-name="T5">8- <text:s/>Add new </text:span></text:span><text:span text:style-name="Internet_20_link"><text:span text:style-name="T14">CloudinaryImageRepository</text:span></text:span><text:span text:style-name="Internet_20_link"><text:span text:style-name="T5"> class and add the image upload logic</text:span></text:span></text:p>
      <text:p text:style-name="Standard" loext:marker-style-name="T7"><text:span text:style-name="Internet_20_link"><text:span text:style-name="T12">using</text:span></text:span><text:span text:style-name="T7"> Booking.Com_Clone_API.Models.Domain;</text:span></text:p>
      <text:p text:style-name="Standard" loext:marker-style-name="T7"><text:span text:style-name="T11">using</text:span><text:span text:style-name="T7"> CloudinaryDotNet;</text:span></text:p>
      <text:p text:style-name="Standard" loext:marker-style-name="T7"><text:span text:style-name="T11">using</text:span><text:span text:style-name="T7"> CloudinaryDotNet.Actions;</text:span></text:p>
      <text:p text:style-name="Standard" loext:marker-style-name="T7"><text:span text:style-name="T11">using</text:span><text:span text:style-name="T7"> Microsoft.Extensions.Options;</text:span></text:p>
      <text:p text:style-name="P4" loext:marker-style-name="T7"/>
      <text:p text:style-name="Standard" loext:marker-style-name="T7"><text:span text:style-name="T11">namespace</text:span><text:span text:style-name="T7"> Booking.Com_Clone_API.Repositories</text:span></text:p>
      <text:p text:style-name="Standard" loext:marker-style-name="T7"><text:span text:style-name="T7">{</text:span><text:span text:style-name="T7"/></text:p>
      <text:p text:style-name="Standard" loext:marker-style-name="T7"><text:span text:style-name="T7"><text:s text:c="4"/></text:span><text:span text:style-name="T11">public</text:span><text:span text:style-name="T7"> </text:span><text:span text:style-name="T11">class</text:span><text:span text:style-name="T7"> </text:span><text:span text:style-name="T13">CloudinaryImageRepository</text:span><text:span text:style-name="T7"> : ICloudinaryImageRepository</text:span></text:p>
      <text:p text:style-name="Standard" loext:marker-style-name="T7"><text:span text:style-name="T7"><text:s text:c="4"/>{</text:span><text:span text:style-name="T7"/></text:p>
      <text:p text:style-name="Standard" loext:marker-style-name="T7"><text:span text:style-name="T7"><text:s text:c="8"/></text:span><text:span text:style-name="T11">private</text:span><text:span text:style-name="T7"> </text:span><text:span text:style-name="T11">readonly</text:span><text:span text:style-name="T7"> Cloudinary _cloudinary;</text:span></text:p>
      <text:p text:style-name="Standard" loext:marker-style-name="T7"><text:span text:style-name="T7"><text:s text:c="8"/></text:span><text:span text:style-name="T11">private</text:span><text:span text:style-name="T7"> </text:span><text:span text:style-name="T11">readonly</text:span><text:span text:style-name="T7"> CloudinarySettings _cloudinarySettings;</text:span></text:p>
      <text:p text:style-name="P4" loext:marker-style-name="T7"/>
      <text:p text:style-name="Standard" loext:marker-style-name="T7"><text:span text:style-name="T7"><text:s text:c="8"/></text:span><text:span text:style-name="T11">public</text:span><text:span text:style-name="T7"> </text:span><text:span text:style-name="T13">CloudinaryImageRepository</text:span><text:span text:style-name="T7">(IOptions&lt;CloudinarySettings&gt; cloudinarySettings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_cloudinarySettings = cloudinarySettings.Value;</text:span><text:span text:style-name="T7"/></text:p>
      <text:p text:style-name="P4" loext:marker-style-name="T7"/>
      <text:p text:style-name="Standard" loext:marker-style-name="T7"><text:span text:style-name="T7"><text:s text:c="12"/></text:span><text:span text:style-name="T11">var</text:span><text:span text:style-name="T7"> account = </text:span><text:span text:style-name="T11">new</text:span><text:span text:style-name="T7"> Account(</text:span></text:p>
      <text:p text:style-name="Standard" loext:marker-style-name="T7"><text:span text:style-name="T7"><text:s text:c="16"/>_cloudinarySettings.CloudName,</text:span><text:span text:style-name="T7"/></text:p>
      <text:p text:style-name="Standard" loext:marker-style-name="T7"><text:span text:style-name="T7"><text:s text:c="16"/>_cloudinarySettings.ApiKey,</text:span><text:span text:style-name="T7"/></text:p>
      <text:p text:style-name="Standard" loext:marker-style-name="T7"><text:span text:style-name="T7"><text:s text:c="16"/>_cloudinarySettings.ApiSecret);</text:span><text:span text:style-name="T7"/></text:p>
      <text:p text:style-name="P4" loext:marker-style-name="T7"/>
      <text:p text:style-name="Standard" loext:marker-style-name="T7"><text:span text:style-name="T7"><text:s text:c="12"/>_cloudinary = </text:span><text:span text:style-name="T11">new</text:span><text:span text:style-name="T7"> Cloudinary(account);</text:span></text:p>
      <text:p text:style-name="Standard" loext:marker-style-name="T7"><text:span text:style-name="T7"><text:s text:c="8"/>}</text:span><text:span text:style-name="T7"/></text:p>
      <text:p text:style-name="P4" loext:marker-style-name="T7"/>
      <text:p text:style-name="P4" loext:marker-style-name="T7"/>
      <text:p text:style-name="Standard" loext:marker-style-name="T7"><text:span text:style-name="T7"><text:s text:c="8"/></text:span><text:span text:style-name="T11">public</text:span><text:span text:style-name="T7"> </text:span><text:span text:style-name="T11">async</text:span><text:span text:style-name="T7"> Task&lt;List&lt;</text:span><text:span text:style-name="T11">string</text:span><text:span text:style-name="T7">&gt;&gt; UploadImagesAsync(List&lt;IFormFile&gt; imageFiles)</text:span></text:p>
      <text:p text:style-name="Standard" loext:marker-style-name="T7"><text:span text:style-name="T7"><text:s text:c="8"/>{</text:span><text:span text:style-name="T7"/></text:p>
      <text:p text:style-name="Standard" loext:marker-style-name="T7"><text:span text:style-name="T7"><text:s text:c="12"/></text:span><text:span text:style-name="T11">if</text:span><text:span text:style-name="T7"> (imageFiles == </text:span><text:span text:style-name="T11">null</text:span><text:span text:style-name="T7"> || imageFiles.Count == 0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</text:span><text:span text:style-name="T11">throw</text:span><text:span text:style-name="T7"> </text:span><text:span text:style-name="T11">new</text:span><text:span text:style-name="T7"> ArgumentException(</text:span><text:span text:style-name="T10">"No image files found."</text:span><text:span text:style-name="T7">);</text:span></text:p>
      <text:p text:style-name="Standard" loext:marker-style-name="T7"><text:span text:style-name="T7"><text:s text:c="12"/>}</text:span><text:span text:style-name="T7"/></text:p>
      <text:p text:style-name="P4" loext:marker-style-name="T7"/>
      <text:p text:style-name="Standard" loext:marker-style-name="T7"><text:span text:style-name="T7"><text:s text:c="12"/></text:span><text:span text:style-name="T11">var</text:span><text:span text:style-name="T7"> uploadedImageUrls = </text:span><text:span text:style-name="T11">new</text:span><text:span text:style-name="T7"> List&lt;</text:span><text:span text:style-name="T11">string</text:span><text:span text:style-name="T7">&gt;();</text:span></text:p>
      <text:p text:style-name="P4" loext:marker-style-name="T7"/>
      <text:p text:style-name="Standard" loext:marker-style-name="T7"><text:span text:style-name="T7"><text:s text:c="12"/></text:span><text:span text:style-name="T11">try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</text:span><text:span text:style-name="T11">foreach</text:span><text:span text:style-name="T7"> (var file </text:span><text:span text:style-name="T11">in</text:span><text:span text:style-name="T7"> imageFiles)</text:span></text:p>
      <text:p text:style-name="Standard" loext:marker-style-name="T7"><text:span text:style-name="T7"><text:s text:c="16"/>{</text:span><text:span text:style-name="T7"/></text:p>
      <text:p text:style-name="Standard" loext:marker-style-name="T7"><text:span text:style-name="T7"><text:s text:c="20"/></text:span><text:span text:style-name="T11">using</text:span><text:span text:style-name="T7"> (</text:span><text:span text:style-name="T11">var</text:span><text:span text:style-name="T7"> stream = file.OpenReadStream())</text:span></text:p>
      <text:p text:style-name="Standard" loext:marker-style-name="T7"><text:span text:style-name="T7"><text:s text:c="20"/>{</text:span><text:span text:style-name="T7"/></text:p>
      <text:p text:style-name="Standard" loext:marker-style-name="T7"><text:span text:style-name="T7"><text:s text:c="24"/></text:span><text:span text:style-name="T11">var</text:span><text:span text:style-name="T7"> uploadParams = </text:span><text:span text:style-name="T11">new</text:span><text:span text:style-name="T7"> ImageUploadParams</text:span></text:p>
      <text:p text:style-name="Standard" loext:marker-style-name="T7"><text:span text:style-name="T7"><text:s text:c="24"/>{</text:span><text:span text:style-name="T7"/></text:p>
      <text:p text:style-name="Standard" loext:marker-style-name="T7"><text:span text:style-name="T7"><text:s text:c="28"/>File = </text:span><text:span text:style-name="T11">new</text:span><text:span text:style-name="T7"> FileDescription(file.FileName, stream),</text:span></text:p>
      <text:p text:style-name="Standard" loext:marker-style-name="T7"><text:span text:style-name="T7"><text:s text:c="28"/>PublicId = Guid.NewGuid().ToString() </text:span><text:span text:style-name="T15">// Optionally, set a custom public ID for each uploaded image</text:span></text:p>
      <text:p text:style-name="Standard" loext:marker-style-name="T7"><text:span text:style-name="T7"><text:s text:c="24"/>};</text:span><text:span text:style-name="T7"/></text:p>
      <text:p text:style-name="P4" loext:marker-style-name="T7"/>
      <text:p text:style-name="Standard" loext:marker-style-name="T7"><text:span text:style-name="T7"><text:s text:c="24"/></text:span><text:span text:style-name="T11">var</text:span><text:span text:style-name="T7"> uploadResult = </text:span><text:span text:style-name="T11">await</text:span><text:span text:style-name="T7"> _cloudinary.UploadAsync(uploadParams);</text:span></text:p>
      <text:p text:style-name="Standard" loext:marker-style-name="T7"><text:span text:style-name="T7"><text:s text:c="24"/>uploadedImageUrls.Add(uploadResult.Uri.ToString());</text:span><text:span text:style-name="T7"/></text:p>
      <text:p text:style-name="Standard" loext:marker-style-name="T7"><text:span text:style-name="T7"><text:s text:c="20"/>}</text:span><text:span text:style-name="T7"/></text:p>
      <text:p text:style-name="Standard" loext:marker-style-name="T7"><text:span text:style-name="T7"><text:s text:c="16"/>}</text:span><text:span text:style-name="T7"/></text:p>
      <text:p text:style-name="P4" loext:marker-style-name="T7"/>
      <text:p text:style-name="Standard" loext:marker-style-name="T7"><text:span text:style-name="T7"><text:s text:c="16"/></text:span><text:span text:style-name="T11">return</text:span><text:span text:style-name="T7"> uploadedImageUrls;</text:span></text:p>
      <text:p text:style-name="Standard" loext:marker-style-name="T7"><text:span text:style-name="T7"><text:s text:c="12"/>}</text:span><text:span text:style-name="T7"/></text:p>
      <text:p text:style-name="Standard" loext:marker-style-name="T7"><text:span text:style-name="T7"><text:s text:c="12"/></text:span><text:span text:style-name="T11">catch</text:span><text:span text:style-name="T7"> (Exception ex)</text:span></text:p>
      <text:p text:style-name="Standard" loext:marker-style-name="T7"><text:span text:style-name="T7"><text:s text:c="12"/>{</text:span><text:span text:style-name="T7"/></text:p>
      <text:p text:style-name="Standard" loext:marker-style-name="T7"><text:span text:style-name="T7"><text:s text:c="16"/></text:span><text:span text:style-name="T11">throw</text:span><text:span text:style-name="T7"> </text:span><text:span text:style-name="T11">new</text:span><text:span text:style-name="T7"> Exception(</text:span><text:span text:style-name="T10">$"Failed to upload images: </text:span><text:span text:style-name="T7">{ex.Message}</text:span><text:span text:style-name="T10">"</text:span><text:span text:style-name="T7">);</text:span></text:p>
      <text:p text:style-name="Standard" loext:marker-style-name="T7"><text:span text:style-name="T7"><text:s text:c="12"/>}</text:span><text:span text:style-name="T7"/></text:p>
      <text:p text:style-name="Standard" loext:marker-style-name="T7"><text:span text:style-name="T7"><text:s text:c="8"/>}</text:span><text:span text:style-name="T7"/></text:p>
      <text:p text:style-name="Standard" loext:marker-style-name="T7"><text:span text:style-name="T7"><text:s text:c="4"/>}</text:span><text:span text:style-name="T7"/></text:p>
      <text:p text:style-name="Standard" loext:marker-style-name="T7"><text:span text:style-name="T7">}</text:span><text:span text:style-name="T7"/></text:p>
      <text:p text:style-name="P5"><text:span text:style-name="Internet_20_link"><text:span text:style-name="T5">8- <text:s/>Add new controller for file endpoint named as</text:span></text:span></text:p>
      <text:p text:style-name="P5"><text:soft-page-break/><text:span text:style-name="Internet_20_link"><text:span text:style-name="T4"/></text:span></text:p>
      <text:p text:style-name="P5"><text:span text:style-name="Internet_20_link"><text:span text:style-name="T4"><text:s text:c="4"/></text:span></text:span></text:p>
      <text:p text:style-name="P5"><text:span text:style-name="Internet_20_link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22:30:03.594000000</meta:creation-date>
    <dc:date>2024-03-27T03:50:08.123000000</dc:date>
    <meta:editing-duration>PT5H20M5S</meta:editing-duration>
    <meta:editing-cycles>1</meta:editing-cycles>
    <meta:document-statistic meta:table-count="0" meta:image-count="0" meta:object-count="0" meta:page-count="3" meta:paragraph-count="89" meta:word-count="310" meta:character-count="3512" meta:non-whitespace-character-count="2595"/>
    <meta:generator>LibreOffice/7.5.5.2$Windows_X86_64 LibreOffice_project/ca8fe7424262805f223b9a2334bc7181abbcbf5e</meta:generator>
  </office:meta>
</office:document-meta>
</file>